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d05" officeooo:paragraph-rsid="00068d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eting_App</text:p>
      <text:p text:style-name="P1"/>
      <text:p text:style-name="P1">Aplicação de saudação feita com javaScript puro.</text:p>
      <text:p text:style-name="P1">Funcionalidades:</text:p>
      <text:p text:style-name="P1">Pegar fuso horário do usuario</text:p>
      <text:p text:style-name="P1">Enviar saudações de acordo o fuso horario do usuário</text:p>
      <text:p text:style-name="P1">Alterar mensagem de saudação dinamicamente</text:p>
      <text:p text:style-name="P1">-bom dia</text:p>
      <text:p text:style-name="P1">-boa tarde</text:p>
      <text:p text:style-name="P1">-boa noite</text:p>
      <text:p text:style-name="P1">Mostrar imagem ligada ao fuso do usuário.</text:p>
      <text:p text:style-name="P1">Alterar imagens de acordo o fuso dinamicamente</text:p>
      <text:p text:style-name="P1">permitir o usuário alterar o fuso horario manualmente.</text:p>
      <text:p text:style-name="P1"/>
      <text:p text:style-name="P1">E então, gostou da Greeting_App?</text:p>
      <text:p text:style-name="P1">Deixa uma estrela e me segu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9T02:16:43.954621183</meta:creation-date>
    <dc:date>2023-08-09T02:27:14.951719670</dc:date>
    <meta:editing-duration>PT20S</meta:editing-duration>
    <meta:editing-cycles>1</meta:editing-cycles>
    <meta:document-statistic meta:table-count="0" meta:image-count="0" meta:object-count="0" meta:page-count="1" meta:paragraph-count="14" meta:word-count="67" meta:character-count="429" meta:non-whitespace-character-count="376"/>
    <meta:generator>LibreOffice/6.4.7.2$Linux_X86_64 LibreOffice_project/40$Build-2</meta:generator>
  </office:meta>
</office:document-meta>
</file>